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font-weight="bold" officeooo:rsid="0016c4c3" officeooo:paragraph-rsid="0016c4c3" style:font-weight-asian="bold" style:font-weight-complex="bold"/>
    </style:style>
    <style:style style:name="P2" style:family="paragraph" style:parent-style-name="Table_20_Contents">
      <style:text-properties officeooo:paragraph-rsid="0016c4c3"/>
    </style:style>
    <style:style style:name="P3" style:family="paragraph" style:parent-style-name="Table_20_Contents">
      <style:text-properties officeooo:paragraph-rsid="001b72f4"/>
    </style:style>
    <style:style style:name="P4" style:family="paragraph" style:parent-style-name="Table_20_Contents">
      <style:text-properties officeooo:paragraph-rsid="001d6c15"/>
    </style:style>
    <style:style style:name="P5" style:family="paragraph" style:parent-style-name="Table_20_Contents">
      <style:text-properties officeooo:paragraph-rsid="0023f3a3"/>
    </style:style>
    <style:style style:name="P6" style:family="paragraph" style:parent-style-name="Table_20_Contents" style:list-style-name="L1">
      <style:text-properties fo:font-weight="normal" officeooo:rsid="001b72f4" officeooo:paragraph-rsid="001b72f4" style:font-weight-asian="normal" style:font-weight-complex="normal"/>
    </style:style>
    <style:style style:name="T1" style:family="text">
      <style:text-properties fo:font-weight="normal" officeooo:rsid="00185b20" style:font-weight-asian="normal" style:font-weight-complex="normal"/>
    </style:style>
    <style:style style:name="T2" style:family="text">
      <style:text-properties fo:font-weight="normal" officeooo:rsid="0016c4c3" style:font-weight-asian="normal" style:font-weight-complex="normal"/>
    </style:style>
    <style:style style:name="T3" style:family="text">
      <style:text-properties fo:font-weight="normal" officeooo:rsid="001a22a3" style:font-weight-asian="normal" style:font-weight-complex="normal"/>
    </style:style>
    <style:style style:name="T4" style:family="text">
      <style:text-properties fo:font-weight="normal" officeooo:rsid="001b72f4" style:font-weight-asian="normal" style:font-weight-complex="normal"/>
    </style:style>
    <style:style style:name="T5" style:family="text">
      <style:text-properties fo:font-weight="normal" officeooo:rsid="00206cce" style:font-weight-asian="normal" style:font-weight-complex="normal"/>
    </style:style>
    <style:style style:name="T6" style:family="text">
      <style:text-properties fo:font-weight="normal" officeooo:rsid="00208299" style:font-weight-asian="normal" style:font-weight-complex="normal"/>
    </style:style>
    <style:style style:name="T7" style:family="text">
      <style:text-properties fo:font-weight="normal" officeooo:rsid="00229130" style:font-weight-asian="normal" style:font-weight-complex="normal"/>
    </style:style>
    <style:style style:name="T8" style:family="text">
      <style:text-properties fo:font-weight="normal" officeooo:rsid="001d6c15" style:font-weight-asian="normal" style:font-weight-complex="normal"/>
    </style:style>
    <style:style style:name="T9" style:family="text">
      <style:text-properties fo:font-weight="normal" officeooo:rsid="0023f3a3" style:font-weight-asian="normal" style:font-weight-complex="normal"/>
    </style:style>
    <style:style style:name="T10" style:family="text">
      <style:text-properties fo:font-weight="normal" officeooo:rsid="0026ce55" style:font-weight-asian="normal" style:font-weight-complex="normal"/>
    </style:style>
    <style:style style:name="T11" style:family="text">
      <style:text-properties fo:font-weight="bold" officeooo:rsid="0016c4c3" style:font-weight-asian="bold" style:font-weight-complex="bold"/>
    </style:style>
    <style:style style:name="T12" style:family="text">
      <style:text-properties officeooo:rsid="0026ce5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EST: <text:span text:style-name="T1">Hovring</text:span><text:span text:style-name="T7"> med nye motorer</text:span></text:p>
          </table:table-cell>
          <table:table-cell table:style-name="Table1.B1" office:value-type="string">
            <text:p text:style-name="P2"><text:span text:style-name="T11">DATO: </text:span><text:span text:style-name="T6">1</text:span><text:span text:style-name="T7">6</text:span><text:span text:style-name="T6">.</text:span><text:span text:style-name="T1">03.2</text:span><text:span text:style-name="T7">0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1">BESKRIVELSE:</text:p>
            <text:p text:style-name="P2"><text:span text:style-name="T2"><text:s/></text:span><text:span text:style-name="T1">Dronen skal kunne lette og </text:span><text:span text:style-name="T3">hovre </text:span><text:span text:style-name="T4">(stå stille i luften)</text:span><text:span text:style-name="T7">.</text:span>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1">PROSEDYRE:</text:p>
            <text:list xml:id="list2414357771" text:style-name="L1">
              <text:list-item>
                <text:p text:style-name="P6">Drone på</text:p>
              </text:list-item>
              <text:list-item>
                <text:p text:style-name="P6">Gi kommando for å ta av og for hvilken høyde</text:p>
              </text:list-item>
            </text:list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">SUKSESSKRITERIER:</text:p>
            <text:p text:style-name="P3"><text:span text:style-name="T4">Dronen står stille over et gitt p</text:span><text:span text:style-name="T10">unkt</text:span><text:span text:style-name="T4"> i fast høyd</text:span><text:span text:style-name="T5">e.</text:span>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RESULTAT:</text:p>
            <text:p text:style-name="P4"><text:span text:style-name="T8">Dronen v</text:span><text:span text:style-name="T10">ar stabil over punktet i oppgitt høyde.</text:span>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1">­EVENTUELLE TILTAK:</text:p>
            <text:p text:style-name="P5"><text:span text:style-name="T9"><text:s/>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3-27T16:34:44.477383526</dc:date>
    <meta:editing-duration>PT46M10S</meta:editing-duration>
    <meta:editing-cycles>11</meta:editing-cycles>
    <meta:generator>LibreOffice/6.3.5.2$Linux_X86_64 LibreOffice_project/30$Build-2</meta:generator>
    <meta:document-statistic meta:table-count="1" meta:image-count="0" meta:object-count="0" meta:page-count="1" meta:paragraph-count="13" meta:word-count="56" meta:character-count="321" meta:non-whitespace-character-count="278"/>
  </office:meta>
</office:document-meta>
</file>